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“Ow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“Lumii-san... Lumii-san...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“It-It's me... Orihime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“I came to rescue you...”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“N-No... I drank it just like you said, and I
broke in, but...”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“Umm... well... along the way, I couldn't...
I-I couldn't do it anymore... sort of...
*mumble* *mumble*”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“A-Anyway, let's get out of here, quickly...!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“Everyone's waiting patiently for us outside,
and they'll be relieved to see you...!”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“Understood. I'll go and open it right away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“After that, you can take the last cardboard
box and hide inside it while we escape,
just like me...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